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180000001845F2993BAEA69B0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261cm"/>
    </style:style>
    <style:style style:name="Tabela1.B" style:family="table-column">
      <style:table-column-properties style:column-width="4.845cm"/>
    </style:style>
    <style:style style:name="Tabela1.C" style:family="table-column">
      <style:table-column-properties style:column-width="2.485cm"/>
    </style:style>
    <style:style style:name="Tabela1.D" style:family="table-column">
      <style:table-column-properties style:column-width="7.408cm"/>
    </style:style>
    <style:style style:name="Tabela1.A1" style:family="table-cell">
      <style:table-cell-properties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B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9"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 style:family="table">
      <style:table-properties style:width="17cm" style:rel-width="100%" table:align="left"/>
    </style:style>
    <style:style style:name="Tabela2.A" style:family="table-column">
      <style:table-column-properties style:column-width="1.051cm" style:rel-column-width="4052*"/>
    </style:style>
    <style:style style:name="Tabela2.B" style:family="table-column">
      <style:table-column-properties style:column-width="15.949cm" style:rel-column-width="61483*"/>
    </style:style>
    <style:style style:name="Tabela2.A1" style:family="table-cell">
      <style:table-cell-properties fo:padding="0.049cm" fo:border="none"/>
    </style:style>
    <style:style style:name="Tabela3" style:family="table">
      <style:table-properties style:width="17cm" style:rel-width="100%" table:align="left"/>
    </style:style>
    <style:style style:name="Tabela3.A" style:family="table-column">
      <style:table-column-properties style:column-width="0.85cm" style:rel-column-width="3276*"/>
    </style:style>
    <style:style style:name="Tabela3.B" style:family="table-column">
      <style:table-column-properties style:column-width="16.15cm" style:rel-column-width="62258*"/>
    </style:style>
    <style:style style:name="Tabela3.A1" style:family="table-cell">
      <style:table-cell-properties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margin-top="0cm" fo:margin-bottom="0.499cm" loext:contextual-spacing="false" fo:text-align="start" style:justify-single-word="false"/>
    </style:style>
    <style:style style:name="P5" style:family="paragraph" style:parent-style-name="Table_20_Heading">
      <style:paragraph-properties fo:text-align="start" style:justify-single-word="false"/>
    </style:style>
    <style:style style:name="P6" style:family="paragraph" style:parent-style-name="Text_20_body">
      <style:text-properties fo:font-weight="bold"/>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132cm" fo:margin-right="0.132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derstanding Exit Codes and how to use them in bash scripts </text:h>
      <text:p text:style-name="Text_20_body"> · 6 min · Benjamin Cane </text:p>
      <text:p text:style-name="Text_20_body">Lately I've been working on a lot of automation and monitoring projects, a big part of these projects are taking existing scripts and modifying them to be useful for automation and monitoring tools. One thing I have noticed is sometimes scripts use exit codes and sometimes they don't. It seems like exit codes are easy for poeple to forget, but they are an incredibly important part of any script. Especially if that script is used for the command line.</text:p>
      <text:h text:style-name="Heading_20_2" text:outline-level="2"><text:bookmark text:name="what-are-exit-codes"/>What are exit codes?</text:h>
      <text:p text:style-name="Text_20_body">On Unix and Linux systems, programs can pass a value to their parent process while terminating. This value is referred to as an exit code or exit status. On POSIX systems the standard convention is for the program to pass <text:span text:style-name="Source_20_Text">0</text:span> for successful executions and <text:span text:style-name="Source_20_Text">1</text:span> or higher for failed executions.</text:p>
      <text:p text:style-name="Text_20_body">Why is this important? If you look at exit codes in the context of scripts written to be used for the command line the answer is very simple. Any script that is useful in some fashion will inevitably be either used in another script, or wrapped with a bash one liner. This becomes especially true if the script is used with automation tools like SaltStack or monitoring tools like Nagios, these programs will execute scripts and check the status code to determine whether that script was successful or not.</text:p>
      <text:p text:style-name="Text_20_body">On top of those reasons, exit codes exist within your scripts even if you don't define them. By not defining proper exit codes you could be falsely reporting successful executions which can cause issues depending on what the script does.</text:p>
      <text:h text:style-name="Heading_20_3" text:outline-level="3"><text:bookmark text:name="what-happens-if-i-dont-specify-an-exit-code"/>What happens if I don't specify an exit code</text:h>
      <text:p text:style-name="Text_20_body">In Linux any script run from the command line has an exit code. With Bash scripts, if the exit code is not specified in the script itself the exit code used will be the exit code of the last command run. To help explain exit codes a little better we are going to use a quick sample script.</text:p>
      <text:p text:style-name="Text_20_body"><text:span text:style-name="Strong_20_Emphasis">Sample Script:</text:span></text:p>
      <text:p text:style-name="Preformatted_20_Text"><text:span text:style-name="Source_20_Text">#!/bin/bash</text:span></text:p>
      <text:p text:style-name="Preformatted_20_Text"><text:span text:style-name="Source_20_Text">touch /root/test</text:span></text:p>
      <text:p text:style-name="P1"><text:span text:style-name="Source_20_Text">echo created file</text:span></text:p>
      <text:p text:style-name="Text_20_body">The above sample script will execute both the <text:span text:style-name="Source_20_Text">touch</text:span> command and the <text:span text:style-name="Source_20_Text">echo</text:span> command. When we execute this script (as a non-root user) the touch command will fail, ideally since the touch command failed we would want the exit code of the script to indicate failure with an appropriate exit code. To check the exit code we can simply print the <text:span text:style-name="Source_20_Text">$?</text:span> special variable in bash. This variable will print the exit code of the last run command.</text:p>
      <text:p text:style-name="Text_20_body"><text:span text:style-name="Strong_20_Emphasis">Execution:</text:span></text:p>
      <text:p text:style-name="Preformatted_20_Text"><text:span text:style-name="Source_20_Text">$ ./tmp.sh </text:span></text:p>
      <text:p text:style-name="Preformatted_20_Text"><text:span text:style-name="Source_20_Text">touch: cannot touch '/root/test': Permission denied</text:span></text:p>
      <text:p text:style-name="Preformatted_20_Text"><text:span text:style-name="Source_20_Text">created file</text:span></text:p>
      <text:p text:style-name="Preformatted_20_Text"><text:span text:style-name="Source_20_Text">$ echo $?</text:span></text:p>
      <text:p text:style-name="P1"><text:soft-page-break/><text:span text:style-name="Source_20_Text">0</text:span></text:p>
      <text:p text:style-name="Text_20_body">As you can see after running the <text:span text:style-name="Source_20_Text">./tmp.sh</text:span> command the exit code was <text:span text:style-name="Source_20_Text">0</text:span> which indicates success, even though the touch command failed. The sample script runs two commands <text:span text:style-name="Source_20_Text">touch</text:span> and <text:span text:style-name="Source_20_Text">echo</text:span>, since we did not specify an exit code the script exits with the exit code of the last run command. In this case, the last run command is the <text:span text:style-name="Source_20_Text">echo</text:span> command, which did execute successfully.</text:p>
      <text:p text:style-name="Text_20_body"><text:span text:style-name="Strong_20_Emphasis">Script:</text:span></text:p>
      <text:p text:style-name="Preformatted_20_Text"><text:span text:style-name="Source_20_Text">#!/bin/bash</text:span></text:p>
      <text:p text:style-name="P1"><text:span text:style-name="Source_20_Text">touch /root/test</text:span></text:p>
      <text:p text:style-name="Text_20_body">If we remove the <text:span text:style-name="Source_20_Text">echo</text:span> command from the script we should see the exit code of the <text:span text:style-name="Source_20_Text">touch</text:span> command.</text:p>
      <text:p text:style-name="Text_20_body"><text:span text:style-name="Strong_20_Emphasis">Execution:</text:span></text:p>
      <text:p text:style-name="Preformatted_20_Text"><text:span text:style-name="Source_20_Text">$ ./tmp.sh </text:span></text:p>
      <text:p text:style-name="Preformatted_20_Text"><text:span text:style-name="Source_20_Text">touch: cannot touch '/root/test': Permission denied</text:span></text:p>
      <text:p text:style-name="Preformatted_20_Text"><text:span text:style-name="Source_20_Text">$ echo $?</text:span></text:p>
      <text:p text:style-name="P1"><text:span text:style-name="Source_20_Text">1</text:span></text:p>
      <text:p text:style-name="Text_20_body">As you can see, since the last command run was <text:span text:style-name="Source_20_Text">touch</text:span> the exit code reflects the true status of the script; failed.</text:p>
      <text:h text:style-name="Heading_20_2" text:outline-level="2"><text:bookmark text:name="using-exit-codes-in-your-bash-scripts"/>Using exit codes in your bash scripts</text:h>
      <text:p text:style-name="Text_20_body">While removing the <text:span text:style-name="Source_20_Text">echo</text:span> command from our sample script worked to provide an exit code, what happens when we want to perform one action if the <text:span text:style-name="Source_20_Text">touch</text:span> was successful and another if it was not. Actions such as printing to <text:span text:style-name="Source_20_Text">stdout</text:span> on success and <text:span text:style-name="Source_20_Text">stderr</text:span> on failure.</text:p>
      <text:h text:style-name="Heading_20_3" text:outline-level="3"><text:bookmark text:name="testing-for-exit-codes"/>Testing for exit codes</text:h>
      <text:p text:style-name="Text_20_body">Earlier we used the <text:span text:style-name="Source_20_Text">$?</text:span> special variable to print the exit code of the script. We can also use this variable within our script to test if the <text:span text:style-name="Source_20_Text">touch</text:span> command was successful or not.</text:p>
      <text:p text:style-name="Text_20_body"><text:span text:style-name="Strong_20_Emphasis">Script:</text:span></text:p>
      <text:p text:style-name="Preformatted_20_Text"><text:span text:style-name="Source_20_Text">#!/bin/bash</text:span></text:p>
      <text:p text:style-name="Preformatted_20_Text"/>
      <text:p text:style-name="Preformatted_20_Text"><text:span text:style-name="Source_20_Text">touch /root/test 2&gt; /dev/null</text:span></text:p>
      <text:p text:style-name="Preformatted_20_Text"/>
      <text:p text:style-name="Preformatted_20_Text"><text:span text:style-name="Source_20_Text">if [ $? -eq 0 ]</text:span></text:p>
      <text:p text:style-name="Preformatted_20_Text"><text:span text:style-name="Source_20_Text">then</text:span></text:p>
      <text:p text:style-name="Preformatted_20_Text"><text:span text:style-name="Source_20_Text"><text:s text:c="2"/>echo "Successfully created file"</text:span></text:p>
      <text:p text:style-name="Preformatted_20_Text"><text:span text:style-name="Source_20_Text">else</text:span></text:p>
      <text:p text:style-name="Preformatted_20_Text"><text:span text:style-name="Source_20_Text"><text:s text:c="2"/>echo "Could not create file" &gt;&amp;2</text:span></text:p>
      <text:p text:style-name="P1"><text:span text:style-name="Source_20_Text">fi</text:span></text:p>
      <text:p text:style-name="Text_20_body">In the above revision of our sample script; if the exit code for <text:span text:style-name="Source_20_Text">touch</text:span> is <text:span text:style-name="Source_20_Text">0</text:span> the script will <text:span text:style-name="Source_20_Text">echo</text:span> a successful message. If the exit code is anything other than <text:span text:style-name="Source_20_Text">0</text:span> this indicates failure and the script will <text:span text:style-name="Source_20_Text">echo</text:span> a failure message to <text:span text:style-name="Source_20_Text">stderr</text:span>.</text:p>
      <text:p text:style-name="Text_20_body"><text:span text:style-name="Strong_20_Emphasis">Execution:</text:span></text:p>
      <text:p text:style-name="Preformatted_20_Text"><text:soft-page-break/><text:span text:style-name="Source_20_Text">$ ./tmp.sh</text:span></text:p>
      <text:p text:style-name="P1"><text:span text:style-name="Source_20_Text">Could not create file</text:span></text:p>
      <text:h text:style-name="Heading_20_3" text:outline-level="3"><text:bookmark text:name="providing-your-own-exit-code"/>Providing your own exit code</text:h>
      <text:p text:style-name="Text_20_body">While the above revision will provide an error message if the <text:span text:style-name="Source_20_Text">touch</text:span> command fails, it still provides a <text:span text:style-name="Source_20_Text">0</text:span> exit code indicating success.</text:p>
      <text:p text:style-name="Preformatted_20_Text"><text:span text:style-name="Source_20_Text">$ ./tmp.sh</text:span></text:p>
      <text:p text:style-name="Preformatted_20_Text"><text:span text:style-name="Source_20_Text">Could not create file</text:span></text:p>
      <text:p text:style-name="Preformatted_20_Text"><text:span text:style-name="Source_20_Text">$ echo $?</text:span></text:p>
      <text:p text:style-name="P1"><text:span text:style-name="Source_20_Text">0</text:span></text:p>
      <text:p text:style-name="Text_20_body">Since the script failed, it would not be a good idea to pass a successful exit code to any other program executing this script. To add our own exit code to this script, we can simply use the <text:span text:style-name="Source_20_Text">exit</text:span> command.</text:p>
      <text:p text:style-name="Text_20_body"><text:span text:style-name="Strong_20_Emphasis">Script:</text:span></text:p>
      <text:p text:style-name="Preformatted_20_Text"><text:span text:style-name="Source_20_Text">#!/bin/bash</text:span></text:p>
      <text:p text:style-name="Preformatted_20_Text"/>
      <text:p text:style-name="Preformatted_20_Text"><text:span text:style-name="Source_20_Text">touch /root/test 2&gt; /dev/null</text:span></text:p>
      <text:p text:style-name="Preformatted_20_Text"/>
      <text:p text:style-name="Preformatted_20_Text"><text:span text:style-name="Source_20_Text">if [ $? -eq 0 ]</text:span></text:p>
      <text:p text:style-name="Preformatted_20_Text"><text:span text:style-name="Source_20_Text">then</text:span></text:p>
      <text:p text:style-name="Preformatted_20_Text"><text:span text:style-name="Source_20_Text"><text:s text:c="2"/>echo "Successfully created file"</text:span></text:p>
      <text:p text:style-name="Preformatted_20_Text"><text:span text:style-name="Source_20_Text"><text:s text:c="2"/>exit 0</text:span></text:p>
      <text:p text:style-name="Preformatted_20_Text"><text:span text:style-name="Source_20_Text">else</text:span></text:p>
      <text:p text:style-name="Preformatted_20_Text"><text:span text:style-name="Source_20_Text"><text:s text:c="2"/>echo "Could not create file" &gt;&amp;2</text:span></text:p>
      <text:p text:style-name="Preformatted_20_Text"><text:span text:style-name="Source_20_Text"><text:s text:c="2"/>exit 1</text:span></text:p>
      <text:p text:style-name="P1"><text:span text:style-name="Source_20_Text">fi</text:span></text:p>
      <text:p text:style-name="Text_20_body">With the <text:span text:style-name="Source_20_Text">exit</text:span> command in this script, we will exit with a successful message and <text:span text:style-name="Source_20_Text">0</text:span> exit code if the <text:span text:style-name="Source_20_Text">touch</text:span> command is successful. If the <text:span text:style-name="Source_20_Text">touch</text:span> command fails however, we will print a failure message to <text:span text:style-name="Source_20_Text">stderr</text:span> and exit with a <text:span text:style-name="Source_20_Text">1</text:span> value which indicates failure.</text:p>
      <text:p text:style-name="Text_20_body"><text:span text:style-name="Strong_20_Emphasis">Execution:</text:span></text:p>
      <text:p text:style-name="Preformatted_20_Text"><text:span text:style-name="Source_20_Text">$ ./tmp.sh</text:span></text:p>
      <text:p text:style-name="Preformatted_20_Text"><text:span text:style-name="Source_20_Text">Could not create file</text:span></text:p>
      <text:p text:style-name="Preformatted_20_Text"><text:span text:style-name="Source_20_Text">$ echo $?</text:span></text:p>
      <text:p text:style-name="P1"><text:span text:style-name="Source_20_Text">1</text:span></text:p>
      <text:h text:style-name="Heading_20_3" text:outline-level="3"><text:bookmark text:name="using-exit-codes-on-the-command-line"/>Using exit codes on the command line</text:h>
      <text:p text:style-name="Text_20_body">Now that our script is able to tell both users and programs whether it finished successfully or unsuccessfully we can use this script with other administration tools or simply use it with bash one liners.</text:p>
      <text:p text:style-name="Text_20_body"><text:span text:style-name="Strong_20_Emphasis">Bash One Liner:</text:span></text:p>
      <text:p text:style-name="Preformatted_20_Text"><text:span text:style-name="Source_20_Text">$ ./tmp.sh &amp;&amp; echo "bam" || (sudo ./tmp.sh &amp;&amp; echo "bam" || echo "fail")</text:span></text:p>
      <text:p text:style-name="Preformatted_20_Text"><text:span text:style-name="Source_20_Text">Could not create file</text:span></text:p>
      <text:p text:style-name="Preformatted_20_Text"><text:span text:style-name="Source_20_Text">Successfully created file</text:span></text:p>
      <text:p text:style-name="P1"><text:span text:style-name="Source_20_Text">bam</text:span></text:p>
      <text:p text:style-name="Text_20_body"><text:soft-page-break/>The above grouping of commands use what is called <text:span text:style-name="Strong_20_Emphasis">list constructs</text:span> in bash. List constructs allow you to chain commands together with simple <text:span text:style-name="Source_20_Text">&amp;&amp;</text:span> for <text:span text:style-name="Strong_20_Emphasis">and</text:span> and <text:span text:style-name="Source_20_Text">||</text:span> for <text:span text:style-name="Strong_20_Emphasis">or</text:span> conditions. The above command will execute the <text:span text:style-name="Source_20_Text">./tmp.sh</text:span> script, and if the exit code is <text:span text:style-name="Source_20_Text">0</text:span> the command <text:span text:style-name="Source_20_Text">echo "bam"</text:span> will be executed. If the exit code of <text:span text:style-name="Source_20_Text">./tmp.sh</text:span> is <text:span text:style-name="Source_20_Text">1</text:span> however, the commands within the parenthesis will be executed next. Within the parenthesis the commands are chained together using the <text:span text:style-name="Source_20_Text">&amp;&amp;</text:span> and <text:span text:style-name="Source_20_Text">||</text:span> constructs again.</text:p>
      <text:p text:style-name="Text_20_body">The list constructs use exit codes to understand whether a command has successfully executed or not. If scripts do not properly use exit codes, any user of those scripts who use more advanced commands such as list constructs will get unexpected results on failures.</text:p>
      <text:h text:style-name="Heading_20_3" text:outline-level="3"><text:bookmark text:name="more-exit-codes"/>More exit codes</text:h>
      <text:p text:style-name="Text_20_body">The <text:span text:style-name="Source_20_Text">exit</text:span> command in bash accepts integers from <text:span text:style-name="Source_20_Text">0 - 255</text:span>, in most cases <text:span text:style-name="Source_20_Text">0</text:span> and <text:span text:style-name="Source_20_Text">1</text:span> will suffice however there are other reserved exit codes that can be used for more specific errors. The Linux Documentation Project has a pretty good table of <text:a xlink:type="simple" xlink:href="http://www.tldp.org/LDP/abs/html/exitcodes.html" text:style-name="Internet_20_link" text:visited-style-name="Visited_20_Internet_20_Link">reserved exit codes</text:a> and what they are used for.</text:p>
      <text:p text:style-name="Standard"><text:a xlink:type="simple" xlink:href="https://bencane.com/2014/09/02/understanding-exit-codes-and-how-to-use-them-in-bash-scripts/" text:style-name="Internet_20_link" text:visited-style-name="Visited_20_Internet_20_Link">https://bencane.com/2014/09/02/understanding-exit-codes-and-how-to-use-them-in-bash-scripts/</text:a></text:p>
      <text:p text:style-name="Standard"/>
      <text:h text:style-name="Heading_20_1" text:outline-level="1">Appendix E. Exit Codes With Special Meanings</text:h>
      <text:p text:style-name="P6"><text:bookmark text:name="EXITCODESREF"/><text:bookmark text:name="AEN23549"/>Table E-1. <text:span text:style-name="T1">Reserved</text:span> Exit Codes</text:p>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5">Exit Code Number</text:p>
            </table:table-cell>
            <table:table-cell table:style-name="Tabela1.B1" office:value-type="string">
              <text:p text:style-name="P5">Meaning</text:p>
            </table:table-cell>
            <table:table-cell table:style-name="Tabela1.B1" office:value-type="string">
              <text:p text:style-name="P5">Example</text:p>
            </table:table-cell>
            <table:table-cell table:style-name="Tabela1.B1" office:value-type="string">
              <text:p text:style-name="P5">Comments</text:p>
            </table:table-cell>
          </table:table-row>
        </table:table-header-rows>
        <table:table-row>
          <table:table-cell table:style-name="Tabela1.A2" office:value-type="string">
            <text:p text:style-name="P2"><text:span text:style-name="Teletype">1</text:span></text:p>
          </table:table-cell>
          <table:table-cell table:style-name="Tabela1.B2" office:value-type="string">
            <text:p text:style-name="P2">Catchall for general errors</text:p>
          </table:table-cell>
          <table:table-cell table:style-name="Tabela1.B2" office:value-type="string">
            <text:p text:style-name="P2">let "var1 = 1/0"</text:p>
          </table:table-cell>
          <table:table-cell table:style-name="Tabela1.B2" office:value-type="string">
            <text:p text:style-name="P2">Miscellaneous errors, such as "divide by zero" and other impermissible operations</text:p>
          </table:table-cell>
        </table:table-row>
        <table:table-row>
          <table:table-cell table:style-name="Tabela1.A2" office:value-type="string">
            <text:p text:style-name="P2"><text:span text:style-name="Teletype">2</text:span></text:p>
          </table:table-cell>
          <table:table-cell table:style-name="Tabela1.B2" office:value-type="string">
            <text:p text:style-name="P2">Misuse of shell builtins (according to Bash documentation)</text:p>
          </table:table-cell>
          <table:table-cell table:style-name="Tabela1.B2" office:value-type="string">
            <text:p text:style-name="P2">empty_function() {}</text:p>
          </table:table-cell>
          <table:table-cell table:style-name="Tabela1.B2" office:value-type="string">
            <text:p text:style-name="P2"><text:a xlink:type="simple" xlink:href="https://tldp.org/LDP/abs/html/debugging.html#MISSINGKEYWORD" text:style-name="Internet_20_link" text:visited-style-name="Visited_20_Internet_20_Link">Missing keyword</text:a> or command, or permission problem (and <text:a xlink:type="simple" xlink:href="https://tldp.org/LDP/abs/html/filearchiv.html#DIFFERR2" text:style-name="Internet_20_link" text:visited-style-name="Visited_20_Internet_20_Link"><text:span text:style-name="T1">diff</text:span></text:a><text:a xlink:type="simple" xlink:href="https://tldp.org/LDP/abs/html/filearchiv.html#DIFFERR2" text:style-name="Internet_20_link" text:visited-style-name="Visited_20_Internet_20_Link"> return code on a failed binary file comparison</text:a>).</text:p>
          </table:table-cell>
        </table:table-row>
        <table:table-row>
          <table:table-cell table:style-name="Tabela1.A2" office:value-type="string">
            <text:p text:style-name="P2"><text:span text:style-name="Teletype">126</text:span></text:p>
          </table:table-cell>
          <table:table-cell table:style-name="Tabela1.B2" office:value-type="string">
            <text:p text:style-name="P2">Command invoked cannot execute</text:p>
          </table:table-cell>
          <table:table-cell table:style-name="Tabela1.B2" office:value-type="string">
            <text:p text:style-name="P2">/dev/null</text:p>
          </table:table-cell>
          <table:table-cell table:style-name="Tabela1.B2" office:value-type="string">
            <text:p text:style-name="P2">Permission problem or command is not an executable</text:p>
          </table:table-cell>
        </table:table-row>
        <table:table-row>
          <table:table-cell table:style-name="Tabela1.A2" office:value-type="string">
            <text:p text:style-name="P2"><text:span text:style-name="Teletype">127</text:span></text:p>
          </table:table-cell>
          <table:table-cell table:style-name="Tabela1.B2" office:value-type="string">
            <text:p text:style-name="P2">"command not found"</text:p>
          </table:table-cell>
          <table:table-cell table:style-name="Tabela1.B2" office:value-type="string">
            <text:p text:style-name="P2">illegal_command</text:p>
          </table:table-cell>
          <table:table-cell table:style-name="Tabela1.B2" office:value-type="string">
            <text:p text:style-name="P2">Possible problem with <text:span text:style-name="Teletype">$PATH</text:span> or a typo</text:p>
          </table:table-cell>
        </table:table-row>
        <table:table-row>
          <table:table-cell table:style-name="Tabela1.A2" office:value-type="string">
            <text:p text:style-name="P2"><text:span text:style-name="Teletype">128</text:span></text:p>
          </table:table-cell>
          <table:table-cell table:style-name="Tabela1.B2" office:value-type="string">
            <text:p text:style-name="P2">Invalid argument to <text:a xlink:type="simple" xlink:href="https://tldp.org/LDP/abs/html/exit-status.html#EXITCOMMANDREF" text:style-name="Internet_20_link" text:visited-style-name="Visited_20_Internet_20_Link">exit</text:a></text:p>
          </table:table-cell>
          <table:table-cell table:style-name="Tabela1.B2" office:value-type="string">
            <text:p text:style-name="P2">exit 3.14159</text:p>
          </table:table-cell>
          <table:table-cell table:style-name="Tabela1.B2" office:value-type="string">
            <text:p text:style-name="P2"><text:span text:style-name="T2">exit</text:span> takes only integer args in the range 0 - 255 (see first footnote)</text:p>
          </table:table-cell>
        </table:table-row>
        <table:table-row>
          <table:table-cell table:style-name="Tabela1.A2" office:value-type="string">
            <text:p text:style-name="P2"><text:span text:style-name="Teletype">128+n</text:span></text:p>
          </table:table-cell>
          <table:table-cell table:style-name="Tabela1.B2" office:value-type="string">
            <text:p text:style-name="P2">Fatal error signal "n"</text:p>
          </table:table-cell>
          <table:table-cell table:style-name="Tabela1.B2" office:value-type="string">
            <text:p text:style-name="P2"><text:span text:style-name="T1">kill -9</text:span> <text:span text:style-name="Teletype">$PPID</text:span> of script</text:p>
          </table:table-cell>
          <table:table-cell table:style-name="Tabela1.B2" office:value-type="string">
            <text:p text:style-name="P2"><text:span text:style-name="Teletype"><text:span text:style-name="T2">$?</text:span></text:span> returns 137 (128 + 9)</text:p>
          </table:table-cell>
        </table:table-row>
        <table:table-row>
          <table:table-cell table:style-name="Tabela1.A2" office:value-type="string">
            <text:p text:style-name="P2"><text:span text:style-name="Teletype">130</text:span></text:p>
          </table:table-cell>
          <table:table-cell table:style-name="Tabela1.B2" office:value-type="string">
            <text:p text:style-name="P2">Script terminated by Control-C</text:p>
          </table:table-cell>
          <table:table-cell table:style-name="Tabela1.B2" office:value-type="string">
            <text:p text:style-name="P2"><text:span text:style-name="Emphasis">Ctl-C</text:span></text:p>
          </table:table-cell>
          <table:table-cell table:style-name="Tabela1.B2" office:value-type="string">
            <text:p text:style-name="P2">Control-C is fatal error signal 2, (130 = 128 + 2, see above)</text:p>
          </table:table-cell>
        </table:table-row>
        <table:table-row>
          <table:table-cell table:style-name="Tabela1.A9" office:value-type="string">
            <text:p text:style-name="P2"><text:span text:style-name="Teletype">255*</text:span></text:p>
          </table:table-cell>
          <table:table-cell table:style-name="Tabela1.B9" office:value-type="string">
            <text:p text:style-name="P2">Exit status out of range</text:p>
          </table:table-cell>
          <table:table-cell table:style-name="Tabela1.B9" office:value-type="string">
            <text:p text:style-name="P2">exit -1</text:p>
          </table:table-cell>
          <table:table-cell table:style-name="Tabela1.B9" office:value-type="string">
            <text:p text:style-name="P2"><text:span text:style-name="T2">exit</text:span> takes only integer args in the range 0 - 255</text:p>
          </table:table-cell>
        </table:table-row>
      </table:table>
      <text:p text:style-name="Text_20_body">According to the above table, exit codes 1 - 2, 126 - 165, and 255 <text:a xlink:type="simple" xlink:href="https://tldp.org/LDP/abs/html/exitcodes.html#FTN.AEN23629" office:name="AEN23629" text:style-name="Internet_20_link" text:visited-style-name="Visited_20_Internet_20_Link">[1]</text:a> have special meanings, and should therefore be avoided for user-specified exit parameters. Ending a script with <text:span text:style-name="T1">exit 127</text:span> would certainly cause confusion when troubleshooting (is the error code a "command not found" or a user-<text:soft-page-break/>defined one?). However, many scripts use an <text:span text:style-name="T1">exit 1</text:span> as a general bailout-upon-error. Since exit code 1 signifies so many possible errors, it is not particularly useful in debugging.</text:p>
      <text:p text:style-name="Text_20_body"><text:bookmark text:name="SYSEXITSREF"/>There has been an attempt to systematize exit status numbers (see <text:span text:style-name="Teletype">/usr/include/sysexits.h</text:span>), but this is intended for C and C++ programmers. A similar standard for scripting might be appropriate. The author of this document proposes restricting user-defined exit codes to the range 64 - 113 (in addition to 0, for success), to conform with the C/C++ standard. This would allot 50 valid codes, and make troubleshooting scripts more straightforward. <text:a xlink:type="simple" xlink:href="https://tldp.org/LDP/abs/html/exitcodes.html#FTN.AEN23647" office:name="AEN23647" text:style-name="Internet_20_link" text:visited-style-name="Visited_20_Internet_20_Link">[2]</text:a> All user-defined exit codes in the accompanying examples to this document conform to this standard, except where overriding circumstances exist, as in <text:a xlink:type="simple" xlink:href="https://tldp.org/LDP/abs/html/internalvariables.html#TMDIN" text:style-name="Internet_20_link" text:visited-style-name="Visited_20_Internet_20_Link">Example 9-2</text:a>.</text:p>
      <table:table table:name="Tabela2" table:style-name="Tabela2">
        <table:table-column table:style-name="Tabela2.A"/>
        <table:table-column table:style-name="Tabela2.B"/>
        <table:table-row>
          <table:table-cell table:style-name="Tabela2.A1" office:value-type="string">
            <text:p text:style-name="P3"><draw:frame draw:style-name="fr1" draw:name="Figura1" text:anchor-type="as-char" svg:width="0.635cm" svg:height="0.635cm" draw:z-index="0"><draw:image xlink:href="Pictures/10000000000000180000001845F2993BAEA69B0B.gif" xlink:type="simple" xlink:show="embed" xlink:actuate="onLoad" loext:mime-type="image/gif"/><svg:title>Note</svg:title></draw:frame></text:p>
          </table:table-cell>
          <table:table-cell table:style-name="Tabela2.A1" office:value-type="string">
            <text:p text:style-name="P4">Issuing a <text:a xlink:type="simple" xlink:href="https://tldp.org/LDP/abs/html/internalvariables.html#XSTATVARREF" text:style-name="Internet_20_link" text:visited-style-name="Visited_20_Internet_20_Link">$?</text:a> from the command-line after a shell script exits gives results consistent with the table above only from the Bash or <text:span text:style-name="T1">sh</text:span> prompt. Running the <text:span text:style-name="T1">C-shell</text:span> or <text:span text:style-name="T1">tcsh</text:span> may give different values in some cases.</text:p>
          </table:table-cell>
        </table:table-row>
      </table:table>
      <text:h text:style-name="Heading_20_3" text:outline-level="3">Notes</text:h>
      <table:table table:name="Tabela3" table:style-name="Tabela3">
        <table:table-column table:style-name="Tabela3.A"/>
        <table:table-column table:style-name="Tabela3.B"/>
        <table:table-row>
          <table:table-cell table:style-name="Tabela3.A1" office:value-type="string">
            <text:p text:style-name="P2"><text:a xlink:type="simple" xlink:href="https://tldp.org/LDP/abs/html/exitcodes.html#AEN23629" office:name="FTN.AEN23629" text:style-name="Internet_20_link" text:visited-style-name="Visited_20_Internet_20_Link">[1]</text:a></text:p>
          </table:table-cell>
          <table:table-cell table:style-name="Tabela3.A1" office:value-type="string">
            <text:p text:style-name="P4"><text:bookmark text:name="EXCOOR"/>Out of range exit values can result in unexpected exit codes. An exit value greater than 255 returns an exit code <text:a xlink:type="simple" xlink:href="https://tldp.org/LDP/abs/html/ops.html#MODULOREF" text:style-name="Internet_20_link" text:visited-style-name="Visited_20_Internet_20_Link">modulo</text:a> 256. For example, <text:span text:style-name="T1">exit 3809</text:span> gives an exit code of 225 (3809 % 256 = 225).</text:p>
          </table:table-cell>
        </table:table-row>
        <table:table-row>
          <table:table-cell table:style-name="Tabela3.A1" office:value-type="string">
            <text:p text:style-name="P2"><text:a xlink:type="simple" xlink:href="https://tldp.org/LDP/abs/html/exitcodes.html#AEN23647" office:name="FTN.AEN23647" text:style-name="Internet_20_link" text:visited-style-name="Visited_20_Internet_20_Link">[2]</text:a></text:p>
          </table:table-cell>
          <table:table-cell table:style-name="Tabela3.A1" office:value-type="string">
            <text:p text:style-name="P4">An update of <text:span text:style-name="Teletype">/usr/include/sysexits.h</text:span> allocates previously unused exit codes from 64 - 78. It may be anticipated that the range of unallotted exit codes will be further restricted in the future. The author of this document will <text:span text:style-name="Emphasis">not</text:span> do fixups on the scripting examples to conform to the changing standard. This should not cause any problems, since there is no overlap or conflict in usage of exit codes between compiled C/C++ binaries and shell scripts.</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4:22:21.657146921</meta:creation-date>
    <dc:date>2021-01-13T14:23:09.710028301</dc:date>
    <meta:editing-duration>PT49S</meta:editing-duration>
    <meta:editing-cycles>1</meta:editing-cycles>
    <meta:document-statistic meta:table-count="3" meta:image-count="1" meta:object-count="0" meta:page-count="5" meta:paragraph-count="131" meta:word-count="1654" meta:character-count="9418" meta:non-whitespace-character-count="7877"/>
    <meta:generator>LibreOffice/6.4.6.2$Linux_X86_64 LibreOffice_project/40$Build-2</meta:generator>
  </office:meta>
</office:document-meta>
</file>